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position="super 58%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:</text:p>
      <text:p text:style-name="P2"/>
      <text:p text:style-name="Standard"><text:span text:style-name="T1">Tuesday <text:s/>19th</text:span> November 2013</text:p>
      <text:p text:style-name="Standard">10- 11am</text:p>
      <text:p text:style-name="Standard"/>
      <text:p text:style-name="Standard">ATTENDED: All except Ben and Louis. Both notified us before hand. </text:p>
      <text:p text:style-name="Standard"/>
      <text:p text:style-name="Standard"/>
      <text:p text:style-name="P4">Design Spec</text:p>
      <text:p text:style-name="P3"/>
      <text:p text:style-name="P3">Roles are being assigned. </text:p>
      <text:p text:style-name="P5">ACTION: Sion – Programs in System descriptions</text:p>
      <text:p text:style-name="P5">ACTION: Alex – Table mapping of requirements</text:p>
      <text:p text:style-name="P5">ACTION: Declan – Class diagrams for Android and start Dependency descriptions</text:p>
      <text:p text:style-name="P5">ACTION: Fillip – Speak to nigel about web PHP and “Detailed Design”.</text:p>
      <text:p text:style-name="P5">ACTION: Louis – Write up javaDoc style comments – Interface description. </text:p>
      <text:p text:style-name="P5">ACTION: Fillip – Update project plan to cover any changes made. (Pages have changed.)</text:p>
      <text:p text:style-name="P5">ACTION: Fillip – Email Chris Price to explain that we find section “Detailed Design” unclear and wish for an example to be written. </text:p>
      <text:p text:style-name="P5">ACTION: Declan and Louis – Discuss prototype 4pm Wednesday at the Orchard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3-11-19T11:09:23.38</dc:date>
    <dc:creator>Declan </dc:creator>
    <meta:editing-duration>PT53M3S</meta:editing-duration>
    <meta:editing-cycles>6</meta:editing-cycles>
    <meta:generator>OpenOffice/4.0.0$Win32 OpenOffice.org_project/400m3$Build-9702</meta:generator>
    <meta:document-statistic meta:table-count="0" meta:image-count="0" meta:object-count="0" meta:page-count="1" meta:paragraph-count="14" meta:word-count="121" meta:character-count="745"/>
  </office:meta>
</office:document-meta>
</file>